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7.4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367.71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107.55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104.46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87.45pt"/>
    </style:style>
    <style:style style:name="co15" style:family="table-column">
      <style:table-column-properties fo:break-before="auto" style:column-width="102.9pt"/>
    </style:style>
    <style:style style:name="co16" style:family="table-column">
      <style:table-column-properties fo:break-before="auto" style:column-width="51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Row</text:p>
          </table:table-cell>
          <table:table-cell office:value-type="string" calcext:value-type="string">
            <text:p>OriginalUrl</text:p>
          </table:table-cell>
          <table:table-cell office:value-type="string" calcext:value-type="string">
            <text:p>ThrowsException</text:p>
          </table:table-cell>
          <table:table-cell office:value-type="string" calcext:value-type="string">
            <text:p>ExceptionContains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ragment</text:p>
          </table:table-cell>
          <table:table-cell office:value-type="string" calcext:value-type="string">
            <text:p>UrlDecodedScheme</text:p>
          </table:table-cell>
          <table:table-cell office:value-type="string" calcext:value-type="string">
            <text:p>UrlDecodedUser</text:p>
          </table:table-cell>
          <table:table-cell office:value-type="string" calcext:value-type="string">
            <text:p>UrlDecodedPassword</text:p>
          </table:table-cell>
          <table:table-cell office:value-type="string" calcext:value-type="string">
            <text:p>UrlDecodedHost</text:p>
          </table:table-cell>
          <table:table-cell office:value-type="string" calcext:value-type="string">
            <text:p>UrlDecodedPort</text:p>
          </table:table-cell>
          <table:table-cell office:value-type="string" calcext:value-type="string">
            <text:p>UrlDecodedPath</text:p>
          </table:table-cell>
          <table:table-cell office:value-type="string" calcext:value-type="string">
            <text:p>UrlDecodedQuery</text:p>
          </table:table-cell>
          <table:table-cell office:value-type="string" calcext:value-type="string">
            <text:p>UrlDecodedFragment</text:p>
          </table:table-cell>
          <table:table-cell office:value-type="string" calcext:value-type="string">
            <text:p>ToString(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myserver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table:number-columns-repeated="4" office:value-type="string" calcext:value-type="string">
            <text:p>{empty}</text:p>
          </table:table-cell>
          <table:table-cell office:value-type="string" calcext:value-type="string">
            <text:p>http://myser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yserver/" xlink:type="simple">https://myserver/</text:a>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s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s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<text:a xlink:href="https://myserver/" xlink:type="simple">https://myserver/</text:a></text:p>
          </table:table-cell>
          <table:table-cell office:value-type="string" calcext:value-type="string">
            <text:p>Port is not recreated in the ToString() since 443 is the default port for the sche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myserver:443/" xlink:type="simple">https://myserver:443/</text:a>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s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s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s://myserver/</text:p>
          </table:table-cell>
          <table:table-cell office:value-type="string" calcext:value-type="string">
            <text:p>Port is not recreated in the ToString() since 443 is the default port for the sche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net://myserver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table:number-columns-repeated="4" office:value-type="string" calcext:value-type="string">
            <text:p>{empty}</text:p>
          </table:table-cell>
          <table:table-cell office:value-type="string" calcext:value-type="string">
            <text:p>telnet://myserv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tp://myserver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n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n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table:number-columns-repeated="4" office:value-type="string" calcext:value-type="string">
            <text:p>{empty}</text:p>
          </table:table-cell>
          <table:table-cell office:value-type="string" calcext:value-type="string">
            <text:p>ntp://myserv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ny://myserver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no default port number is registered for this scheme. Must be provided explicitly.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any://myserver:0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port number not in range (1 &lt;= port &lt;= 65535)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y://myserver:65536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port number not in range (1 &lt;= port &lt;= 65535)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ny://myserver:999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beany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beany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myserver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beany://myserver:9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missing hostname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:/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missing hostname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*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{empty}</text:p>
          </table:table-cell>
          <table:table-cell office:value-type="string" calcext:value-type="string">
            <text:p>http://*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*/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://*/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*:8095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://*:80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*:A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port number is not an integer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*:%31000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://*:1000</text:p>
          </table:table-cell>
          <table:table-cell office:value-type="string" calcext:value-type="string">
            <text:p>encoded valid port number (100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*:3%61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port number is not an integer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 office:value-type="string" calcext:value-type="string">
            <text:p>encoded invalid port number (3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*:8095/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://*:8095/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*:8095/?#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http://*:8095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*:8095?#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string" calcext:value-type="string">
            <text:p>{empty}</text:p>
          </table:table-cell>
          <table:table-cell office:value-type="string" calcext:value-type="string">
            <text:p>http://*:80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*:8095/#?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fragment section appears before query section. Is something not URL-encoded.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*:8095#?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fragment section appears before query section. Is something not URL-encoded.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*:8095?x#Y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ttp://*:8095?x#Y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*:8095#Y?x</text:p>
          </table:table-cell>
          <table:table-cell office:value-type="string" calcext:value-type="string">
            <text:p>UriFormatException</text:p>
          </table:table-cell>
          <table:table-cell office:value-type="string" calcext:value-type="string">
            <text:p>fragment section appears before query section. Is something not URL-encoded.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**EXCEPTIO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*:8095?%78#%59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%78</text:p>
          </table:table-cell>
          <table:table-cell office:value-type="string" calcext:value-type="string">
            <text:p>%59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ttp://*:8095?%78#%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*:8095/x?/#/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/x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{empty}</text:p>
          </table:table-cell>
          <table:table-cell office:value-type="string" calcext:value-type="string">
            <text:p>*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/x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http://*:8095/x?/#/</text:p>
          </table:table-cell>
          <table:table-cell office:value-type="string" calcext:value-type="string">
            <text:p>unencoded forward-slash in query or fragment is ok."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%41ldo://Kimbo%3aTron@www.maced%30n.tv:8044/x/y/%7A/?y=42&amp;en%61ble#%3f/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W%41ld0</text:p>
          </table:table-cell>
          <table:table-cell office:value-type="string" calcext:value-type="string">
            <text:p>Kimbo%3aTron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www.maced%30n.tv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/x/y/%7A/</text:p>
          </table:table-cell>
          <table:table-cell office:value-type="string" calcext:value-type="string">
            <text:p>y=42&amp;en%61ble</text:p>
          </table:table-cell>
          <table:table-cell office:value-type="string" calcext:value-type="string">
            <text:p>%3f/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Kimbo:Tron</text:p>
          </table:table-cell>
          <table:table-cell office:value-type="string" calcext:value-type="string">
            <text:p>{empty}</text:p>
          </table:table-cell>
          <table:table-cell office:value-type="string" calcext:value-type="string">
            <text:p>www.maced0n.tv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/x/y/z/</text:p>
          </table:table-cell>
          <table:table-cell office:value-type="string" calcext:value-type="string">
            <text:p>y=42&amp;enable</text:p>
          </table:table-cell>
          <table:table-cell office:value-type="string" calcext:value-type="string">
            <text:p>?/</text:p>
          </table:table-cell>
          <table:table-cell office:value-type="string" calcext:value-type="string">
            <text:p>WAldo:<text:a xlink:href="mailto://Kimbo%253aTron@www.maced0n.tv" xlink:type="simple">//Kimbo%3aTron@www.maced0n.tv</text:a>:8044/x/y/%7A/?y=42&amp;en%61ble#%3f/</text:p>
          </table:table-cell>
          <table:table-cell office:value-type="string" calcext:value-type="string">
            <text:p>About as complex as it can get. <text:s/>User name only."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%61ldo://Kimbo%3aTron:Lucky5%40@www.maced%30n.tv:8044/x/y/{placeholder}?y=42&amp;en%61ble%26it#%3f/</text:p>
          </table:table-cell>
          <table:table-cell office:value-type="string" calcext:value-type="string">
            <text:p>{empty}</text:p>
          </table:table-cell>
          <table:table-cell/>
          <table:table-cell office:value-type="string" calcext:value-type="string">
            <text:p>W%61ld0</text:p>
          </table:table-cell>
          <table:table-cell office:value-type="string" calcext:value-type="string">
            <text:p>Kimbo%3aTron</text:p>
          </table:table-cell>
          <table:table-cell office:value-type="string" calcext:value-type="string">
            <text:p>Lucky5%40</text:p>
          </table:table-cell>
          <table:table-cell office:value-type="string" calcext:value-type="string">
            <text:p>www.maced%30n.tv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/x/y/{placeholder}</text:p>
          </table:table-cell>
          <table:table-cell office:value-type="string" calcext:value-type="string">
            <text:p>y=42&amp;en%61ble%26it</text:p>
          </table:table-cell>
          <table:table-cell office:value-type="string" calcext:value-type="string">
            <text:p>%3f/</text:p>
          </table:table-cell>
          <table:table-cell office:value-type="string" calcext:value-type="string">
            <text:p>Waldo</text:p>
          </table:table-cell>
          <table:table-cell office:value-type="string" calcext:value-type="string">
            <text:p>Kimbo:Tron</text:p>
          </table:table-cell>
          <table:table-cell office:value-type="string" calcext:value-type="string">
            <text:p>Lucky5@</text:p>
          </table:table-cell>
          <table:table-cell office:value-type="string" calcext:value-type="string">
            <text:p>www.maced0n.tv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/x/y/{placeholder}</text:p>
          </table:table-cell>
          <table:table-cell office:value-type="string" calcext:value-type="string">
            <text:p>y=42&amp;enable&amp;it</text:p>
          </table:table-cell>
          <table:table-cell office:value-type="string" calcext:value-type="string">
            <text:p>?/</text:p>
          </table:table-cell>
          <table:table-cell office:value-type="string" calcext:value-type="string">
            <text:p>Waldo://Kimbo%3aTron:<text:a xlink:href="mailto:Lucky5%2540@www.maced0n.tv" xlink:type="simple">Lucky5%40@www.maced0n.tv</text:a>:8044/x/y/{placeholder}?y=42&amp;en%61ble%26it#%3f/</text:p>
          </table:table-cell>
          <table:table-cell office:value-type="string" calcext:value-type="string">
            <text:p>About as complex as it can get. <text:s/>User name and password. Allows placeholder in the path for RestAPI patterns.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0:56:51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19:19.948000000</meta:creation-date>
    <dc:date>2017-06-12T10:57:53.301000000</dc:date>
    <meta:editing-duration>P1DT20H51M41S</meta:editing-duration>
    <meta:editing-cycles>14</meta:editing-cycles>
    <meta:generator>LibreOffice/5.3.2.2$Windows_x86 LibreOffice_project/6cd4f1ef626f15116896b1d8e1398b56da0d0ee1</meta:generator>
    <meta:document-statistic meta:table-count="1" meta:cell-count="599" meta:object-count="0"/>
  </office:meta>
</office:document-meta>
</file>